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5d3a" officeooo:paragraph-rsid="00185d3a"/>
    </style:style>
    <style:style style:name="P2" style:family="paragraph" style:parent-style-name="Standard" style:list-style-name="L1">
      <style:text-properties officeooo:rsid="00185d3a" officeooo:paragraph-rsid="00185d3a"/>
    </style:style>
    <style:style style:name="P3" style:family="paragraph" style:parent-style-name="Standard" style:list-style-name="L1">
      <style:text-properties officeooo:paragraph-rsid="00185d3a"/>
    </style:style>
    <style:style style:name="P4" style:family="paragraph" style:parent-style-name="Standard">
      <style:text-properties officeooo:rsid="00195aab" officeooo:paragraph-rsid="00195aab"/>
    </style:style>
    <style:style style:name="P5" style:family="paragraph" style:parent-style-name="Standard">
      <style:text-properties officeooo:rsid="001a6ae5" officeooo:paragraph-rsid="001a6ae5"/>
    </style:style>
    <style:style style:name="T1" style:family="text">
      <style:text-properties officeooo:rsid="00185d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rozen:</text:p>
      <text:p text:style-name="P1">roundoff:</text:p>
      <text:p text:style-name="P1"/>
      <text:p text:style-name="P1"/>
      <text:list xml:id="list4097092519" text:style-name="L1">
        <text:list-item>
          <text:p text:style-name="P3"><text:span text:style-name="T1">zip :</text:span></text:p>
        </text:list-item>
        <text:list-item>
          <text:p text:style-name="P2">random randomn number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at is MT19937?</text:p>
      <text:p text:style-name="P1"/>
      <text:p text:style-name="P1"/>
      <text:p text:style-name="P1">Mersene Twister</text:p>
      <text:p text:style-name="P1"/>
      <text:p text:style-name="P1"/>
      <text:p text:style-name="P1"/>
      <text:p text:style-name="P1"/>
      <text:p text:style-name="P4">Generador de números aleatorios:<text:line-break/></text:p>
      <text:p text:style-name="P4">De la semilla se van generando los valores pseudoaletorios.</text:p>
      <text:p text:style-name="P4">Always that you part of the same seed we get the same squence of numbers.</text:p>
      <text:p text:style-name="P4"/>
      <text:p text:style-name="P5">When you choose the seed you can replicate the simula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09:24:54.194325565</meta:creation-date>
    <dc:date>2021-05-17T09:57:12.379380547</dc:date>
    <meta:editing-duration>PT1M47S</meta:editing-duration>
    <meta:editing-cycles>1</meta:editing-cycles>
    <meta:document-statistic meta:table-count="0" meta:image-count="0" meta:object-count="0" meta:page-count="1" meta:paragraph-count="10" meta:word-count="52" meta:character-count="301" meta:non-whitespace-character-count="260"/>
    <meta:generator>LibreOffice/6.4.7.2$Linux_X86_64 LibreOffice_project/40$Build-2</meta:generator>
  </office:meta>
</office:document-meta>
</file>